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draw:fill-color="#ffffff" fo:min-height="0.75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7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gr75" style:family="graphic" style:parent-style-name="standard">
      <style:graphic-properties svg:stroke-width="0.05cm" svg:stroke-color="#000000" draw:marker-start="Arrow" draw:marker-start-width="0.275cm" draw:marker-end="Arrow" draw:marker-end-width="0.275cm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8pt" style:font-size-asian="18pt" style:font-size-complex="18pt"/>
    </style:style>
    <style:style style:name="P13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27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27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27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6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43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43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55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55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27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5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5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7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5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43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43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43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43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43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43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43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55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5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5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5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55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3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43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43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5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3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3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5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5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5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55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55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83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83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3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3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3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3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3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3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3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3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7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5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5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3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5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5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4" draw:text-style-name="P1" draw:layer="layout" svg:x1="19.6cm" svg:y1="10.7cm" svg:x2="25cm" svg:y2="10.7cm">
          <text:p/>
        </draw:line>
        <draw:line draw:style-name="gr55" draw:text-style-name="P1" draw:layer="layout" svg:x1="19.6cm" svg:y1="9cm" svg:x2="24.6cm" svg:y2="10.2cm">
          <text:p/>
        </draw:line>
        <draw:line draw:style-name="gr56" draw:text-style-name="P1" draw:layer="layout" svg:x1="22.2cm" svg:y1="9cm" svg:x2="19.6cm" svg:y2="10.2cm">
          <text:p/>
        </draw:line>
        <draw:line draw:style-name="gr56" draw:text-style-name="P1" draw:layer="layout" svg:x1="24.6cm" svg:y1="10.2cm" svg:x2="22.2cm" svg:y2="9cm">
          <text:p/>
        </draw:line>
        <draw:frame draw:style-name="gr57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8" draw:text-style-name="P1" draw:layer="layout" svg:x1="24.6cm" svg:y1="9cm" svg:x2="19.6cm" svg:y2="10.2cm">
          <text:p/>
        </draw:line>
        <draw:line draw:style-name="gr55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715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82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0" draw:text-style-name="P2" draw:layer="layout" svg:width="13.715cm" svg:height="1.675cm" svg:x="7.5cm" svg:y="6.518cm">
          <draw:text-box>
            <text:p><text:span text:style-name="T7">IF Var1 IS Term1 AND Var2 IS Term2 THEN Var3 IS Term3 </text:span></text:p>
          </draw:text-box>
        </draw:frame>
        <draw:frame draw:style-name="gr61" draw:text-style-name="P2" draw:layer="layout" svg:width="13.9cm" svg:height="1.675cm" svg:x="7.5cm" svg:y="9.9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5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43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3" draw:text-style-name="P9" draw:layer="layout" svg:width="2.2cm" svg:height="1.043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43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3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5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5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7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5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64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68cm" svg:y1="3.8cm" svg:x2="10.68cm" svg:y2="11.2cm">
          <text:p/>
        </draw:line>
        <draw:line draw:style-name="gr65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66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8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8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8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8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8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8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8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8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8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8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8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8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8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8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8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8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8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8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8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8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8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8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8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8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8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8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8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8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8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8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6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8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8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8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8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69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8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6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8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8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8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8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0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.6cm" svg:y="4.3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4.3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904cm" svg:y="6.9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1cm" svg:y="1.6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draw:layer="layout" svg:width="6.4cm" svg:height="2.2cm" svg:x="2.5cm" svg:y="12.2cm">
          <text:p text:style-name="P1"><text:span text:style-name="T19">R-Shiny Server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4.2cm" svg:y1="10cm" svg:x2="4.2cm" svg:y2="12.2cm">
          <text:p/>
        </draw:line>
        <draw:line draw:style-name="gr72" draw:text-style-name="P1" draw:layer="layout" svg:x1="6.8cm" svg:y1="12.2cm" svg:x2="6.8cm" svg:y2="10cm">
          <text:p/>
        </draw:line>
        <draw:custom-shape draw:style-name="gr71" draw:text-style-name="P13" draw:layer="layout" svg:width="6.4cm" svg:height="2.2cm" svg:x="2.5cm" svg:y="16.6cm">
          <text:p text:style-name="P1"><text:span text:style-name="T19">FuzzyToolkitUoN</text:span></text:p>
          <text:p text:style-name="P1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1" draw:layer="layout" svg:width="1.4cm" svg:height="12.8cm" draw:transform="rotate (-3.14159265358979) translate (12.5cm 14.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2.607cm" draw:transform="rotate (3.09848302106553) translate (12.386cm 19.23cm)">
          <text:p/>
          <draw:enhanced-geometry svg:viewBox="0 0 21600 21600" draw:mirror-vertical="false" draw:mirror-horizontal="false" draw:glue-points="21600 0 0 10800 21600 21600" draw:text-areas="13800 ?f9 21600 ?f10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3" draw:layer="layout" svg:width="6.199cm" svg:height="1.674cm" svg:x="12.201cm" svg:y="7.6cm">
          <draw:text-box>
            <text:p text:style-name="P1"><text:span text:style-name="T19">To be produced</text:span></text:p>
          </draw:text-box>
        </draw:frame>
        <draw:frame draw:style-name="gr74" draw:text-style-name="P13" draw:layer="layout" svg:width="6.199cm" svg:height="1.674cm" svg:x="12.701cm" svg:y="17.4cm">
          <draw:text-box>
            <text:p text:style-name="P1"><text:span text:style-name="T19">Existing Technology</text:span></text:p>
          </draw:text-box>
        </draw:frame>
        <draw:line draw:style-name="gr72" draw:text-style-name="P1" draw:layer="layout" svg:x1="4.2cm" svg:y1="14.4cm" svg:x2="4.2cm" svg:y2="16.6cm">
          <text:p/>
        </draw:line>
        <draw:line draw:style-name="gr72" draw:text-style-name="P1" draw:layer="layout" svg:x1="6.8cm" svg:y1="16.6cm" svg:x2="6.8cm" svg:y2="14.4cm">
          <text:p/>
        </draw:lin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5" draw:text-style-name="P1" xml:id="id17" draw:id="id17" draw:layer="layout" svg:width="8.4cm" svg:height="8.4cm" svg:x="1.6cm" svg:y="0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9.6cm" svg:height="6.2cm" svg:x="0.4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1cm" svg:y="3.5cm">
          <text:p text:style-name="P1"><text:span text:style-name="T17">Fuzzy</text:span></text:p>
          <text:p text:style-name="P1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3.5cm">
          <text:p text:style-name="P1"><text:span text:style-name="T17">Fuzzy</text:span></text:p>
          <text:p text:style-name="P1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3.996cm" svg:height="2.373cm" svg:x="1cm" svg:y="6.1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996cm" svg:height="2.373cm" svg:x="5.304cm" svg:y="6.127cm">
          <text:p text:style-name="P1"><text:span text:style-name="T17">Fuzzy</text:span></text:p>
          <text:p text:style-name="P1"><text:span text:style-name="T17">System </text:span></text:p>
          <text:p text:style-name="P1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9.6cm" svg:height="2.2cm" svg:x="0.4cm" svg:y="0.8cm">
          <text:p text:style-name="P1"><text:span text:style-name="T19">Web Front End</text:span></text:p>
          <text:p text:style-name="P1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4" draw:id="id14" draw:layer="layout" svg:width="6.4cm" svg:height="2.2cm" svg:x="11.8cm" svg:y="3.9cm">
          <text:p text:style-name="P1"><text:span text:style-name="T19">API Lay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5" draw:id="id15" draw:layer="layout" svg:width="6.4cm" svg:height="2.2cm" svg:x="20.4cm" svg:y="3.9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3" xml:id="id16" draw:id="id16" draw:layer="layout" svg:width="6.4cm" svg:height="2.2cm" svg:x="20.4cm" svg:y="6.8cm">
          <text:p text:style-name="P1"><text:span text:style-name="T19">Misc. 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75" draw:text-style-name="P1" draw:layer="layout" svg:x1="20.4cm" svg:y1="2.1cm" svg:x2="18.2cm" svg:y2="5cm" draw:start-shape="id13" draw:start-glue-point="3" draw:end-shape="id14" draw:end-glue-point="1" svg:d="m20400 2100h-1100v2900h-1100" svg:viewBox="0 0 2201 2901">
          <text:p/>
        </draw:connector>
        <draw:connector draw:style-name="gr75" draw:text-style-name="P1" draw:layer="layout" svg:x1="18.2cm" svg:y1="5cm" svg:x2="20.4cm" svg:y2="5cm" draw:start-shape="id14" draw:start-glue-point="1" draw:end-shape="id15" draw:end-glue-point="3" svg:d="m18200 5000h2200" svg:viewBox="0 0 2201 1">
          <text:p/>
        </draw:connector>
        <draw:connector draw:style-name="gr75" draw:text-style-name="P1" draw:layer="layout" svg:x1="18.2cm" svg:y1="5cm" svg:x2="20.4cm" svg:y2="7.9cm" draw:start-shape="id14" draw:start-glue-point="1" draw:end-shape="id16" draw:end-glue-point="3" svg:d="m18200 5000h1100v2900h1100" svg:viewBox="0 0 2201 2901">
          <text:p/>
        </draw:connector>
        <draw:connector draw:style-name="gr76" draw:text-style-name="P1" draw:layer="layout" draw:type="lines" svg:x1="11.8cm" svg:y1="5cm" svg:x2="10cm" svg:y2="5cm" draw:start-shape="id14" draw:start-glue-point="3" draw:end-shape="id17" draw:end-glue-point="1" svg:d="m11800 5000h-501-798-501" svg:viewBox="0 0 1801 1">
          <text:p/>
        </draw:connector>
        <draw:custom-shape draw:style-name="gr71" draw:text-style-name="P13" xml:id="id13" draw:id="id13" draw:layer="layout" svg:width="6.4cm" svg:height="2.2cm" svg:x="20.4cm" svg:y="1cm">
          <text:p text:style-name="P1"><text:span text:style-name="T19">R-Shiny and </text:span></text:p>
          <text:p text:style-name="P1"><text:span text:style-name="T19">FuzzyToolkitUoN </text:span></text:p>
          <text:p text:style-name="P1"><text:span text:style-name="T19">back end</text:span></text:p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4T19:01:36.991000000</dc:date>
    <meta:editing-duration>PT11H39M27S</meta:editing-duration>
    <meta:editing-cycles>30</meta:editing-cycles>
    <meta:generator>LibreOffice/4.1.4.2$Windows_x86 LibreOffice_project/0a0440ccc0227ad9829de5f46be37cfb6edcf72</meta:generator>
    <meta:document-statistic meta:object-count="555"/>
  </office:meta>
</office:document-meta>
</file>